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teractive science museum</text:p>
      <text:p text:style-name="Standard"/>
      <text:p text:style-name="Standard"/>
      <text:p text:style-name="Standard">finne ideer, sammenligne andre musesums sider <text:s text:c="3"/>1 dag <text:s text:c="2"/>26/11 <text:s text:c="3"/>- <text:s/>27 / 11</text:p>
      <text:p text:style-name="Standard"/>
      <text:p text:style-name="Standard">skisse ned 2-3 forskjellige forslag <text:s text:c="3"/>2 dager <text:s text:c="9"/>27 / 11– 29/11</text:p>
      <text:p text:style-name="Standard"/>
      <text:p text:style-name="Standard">skrive ned all viktig informasjon, ha bilder klart <text:s/>1 dag <text:s/>mellom 27/11 og 29/11</text:p>
      <text:p text:style-name="Standard"/>
      <text:p text:style-name="Standard">lage html med basic informasjon <text:s text:c="2"/>2 dager <text:s text:c="2"/>29/11- 1/12</text:p>
      <text:p text:style-name="Standard"/>
      <text:p text:style-name="Standard">lage CSS ferdig <text:s/>3 dager <text:s text:c="7"/>1/12 – 4/12</text:p>
      <text:p text:style-name="Standard"/>
      <text:p text:style-name="Standard">sette inn resten av informasjon <text:s/>1 dag <text:s text:c="3"/>4/12-5/12</text:p>
      <text:p text:style-name="Standard"/>
      <text:p text:style-name="Standard">finpusse nettside både css og html <text:s text:c="2"/>1 dag <text:s text:c="2"/>5/12-6/12</text:p>
      <text:p text:style-name="Standard"/>
      <text:p text:style-name="Standard">teste ut på forskjellige devices <text:s/>2 dager <text:s text:c="2"/>6/12-8/12</text:p>
      <text:p text:style-name="Standard"/>
      <text:p text:style-name="Standard">sjekke/rette feil <text:s/>1 dag <text:s text:c="2"/>8/12-9/12 <text:s text:c="2"/></text:p>
      <text:p text:style-name="Standard"/>
      <text:p text:style-name="Standard">levere ferdig produkt <text:s text:c="2"/>0 dager <text:s text:c="15"/>DELIVER from <text:s/>12/12 <text:s/>-16/12 <text:s text:c="6"/></text:p>
      <text:p text:style-name="Standard"/>
      <text:p text:style-name="Standard"/>
      <text:p text:style-name="Standard"/>
      <text:p text:style-name="Standard"><text:s text:c="40"/>aprox 1j4 dager <text:s/>set days too 20</text:p>
      <text:p text:style-name="Standard"/>
      <text:p text:style-name="Standard"/>
      <text:p text:style-name="Standard"/>
      <text:p text:style-name="Standard">Tekst forside : </text:p>
      <text:p text:style-name="Standard"/>
      <text:p text:style-name="Standard"/>
      <text:p text:style-name="Standard"/>
      <text:p text:style-name="Standard">What we do : </text:p>
      <text:p text:style-name="Standard"/>
      <text:p text:style-name="Standard">Vebro museum in Vebro is a big activity center with kids in focus. We got over 100 buildings too visit uncluding a Stave curch and one of the first schools in this Country! If you are on a guided tour or with a school trip the first two hours will go will follow with a guide before the rest of the day is more play based. We also have an amazing cafeteria </text:p>
      <text:p text:style-name="Standard"/>
      <text:p text:style-name="Standard"/>
      <text:p text:style-name="Standard">long iformation : </text:p>
      <text:p text:style-name="Standard"/>
      <text:p text:style-name="Standard">Vebru museum was opened in 2003 , the area is protected zone since 1950, the different buildings is from 1830-1940 after that the only changes has been restoration and keeping the 1800-1900 feels too the museum. Vebru museum was donated for historical purposes from Fritjof Skogvold in 2000 for purpose of teaching children values and excitement over simple things and activiites. Fritjof worked close with the municipal most of the activities is from his dad's childhood. The museum is open for everyone and you can choose having a guided tour or walk freely around the museum. We have <text:soft-page-break/>awsome and cost effective packages for school trips / organisation trips. </text:p>
      <text:p text:style-name="Standard"/>
      <text:p text:style-name="Standard"/>
      <text:p text:style-name="Standard">We are open everyday from 8AM-6PM</text:p>
      <text:p text:style-name="Standard">we only keep close at holydays and red days, most of our workers are volunteers and all the profits will go for different charity cases each year in most focus on children(shelter for homeless children in south africa this year).</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enjod Sadtdkp</meta:initial-creator>
    <meta:creation-date>2018-11-25T11:27:25.15</meta:creation-date>
    <dc:date>2018-12-12T19:26:08.44</dc:date>
    <dc:creator>Henjod Sadtdkp</dc:creator>
    <meta:editing-duration>PT5H23M11S</meta:editing-duration>
    <meta:editing-cycles>2</meta:editing-cycles>
    <meta:generator>OpenOffice/4.1.5$Win32 OpenOffice.org_project/415m1$Build-9789</meta:generator>
    <meta:document-statistic meta:table-count="0" meta:image-count="0" meta:object-count="0" meta:page-count="2" meta:paragraph-count="19" meta:word-count="341" meta:character-count="2027"/>
  </office:meta>
</office:document-meta>
</file>